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19.25pt" style:font-size-complex="22pt"/>
    </style:style>
    <style:style style:name="P2" style:family="paragraph" style:parent-style-name="Standard">
      <style:text-properties fo:font-size="22pt" officeooo:rsid="00127b17" officeooo:paragraph-rsid="00127b17" style:font-size-asian="19.25pt" style:font-size-complex="22pt"/>
    </style:style>
    <style:style style:name="P3" style:family="paragraph" style:parent-style-name="Standard">
      <style:text-properties fo:font-size="12pt" officeooo:rsid="00127b17" officeooo:paragraph-rsid="00127b17" style:font-size-asian="10.5pt" style:font-size-complex="12pt"/>
    </style:style>
    <style:style style:name="T1" style:family="text">
      <style:text-properties officeooo:rsid="00127b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1"/><text:span text:style-name="T1">ASSIGNMENT NO:-01</text:span></text:p>
      <text:p text:style-name="P2"><text:s text:c="15"/>STATSTISTICS</text:p>
      <text:p text:style-name="P2"/>
      <text:p text:style-name="Table_20_Contents"><text:s text:c="15"/>CHAFTER NO:-01</text:p>
      <text:p text:style-name="P3"/>
      <text:p text:style-name="P3">QUE NO:-1 Show that karl pearson's coeficient corelation between +1 and -1.</text:p>
      <text:p text:style-name="P3">QUE NO:-2 compute the correlation coefficient between height (x) and weight (y) of 6 student.</text:p>
      <text:p text:style-name="P3"/>
      <text:p text:style-name="P3"><text:s text:c="3"/></text:p>
      <text:p text:style-name="P3"/>
      <text:p text:style-name="P3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14:49:05.429910973</meta:creation-date>
    <dc:date>2019-12-20T15:00:46.117256234</dc:date>
    <meta:editing-duration>PT1M16S</meta:editing-duration>
    <meta:editing-cycles>1</meta:editing-cycles>
    <meta:document-statistic meta:table-count="0" meta:image-count="0" meta:object-count="0" meta:page-count="1" meta:paragraph-count="7" meta:word-count="32" meta:character-count="260" meta:non-whitespace-character-count="184"/>
    <meta:generator>LibreOffice/4.2.8.2$Linux_X86_64 LibreOffice_project/420m0$Build-2</meta:generator>
  </office:meta>
</office:document-meta>
</file>